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46618043058521">
            <text:p>0.7546618043058521</text:p>
          </table:table-cell>
          <table:table-cell office:value-type="float" office:value="0.733485820463412">
            <text:p>0.733485820463412</text:p>
          </table:table-cell>
          <table:table-cell office:value-type="float" office:value="0.6813207482011301">
            <text:p>0.6813207482011301</text:p>
          </table:table-cell>
          <table:table-cell office:value-type="float" office:value="0.6564570126846907">
            <text:p>0.6564570126846907</text:p>
          </table:table-cell>
          <table:table-cell office:value-type="float" office:value="0.6136489252037363">
            <text:p>0.6136489252037363</text:p>
          </table:table-cell>
          <table:table-cell office:value-type="float" office:value="0.6130747314918272">
            <text:p>0.6130747314918272</text:p>
          </table:table-cell>
          <table:table-cell office:value-type="float" office:value="0.6731685676033367">
            <text:p>0.6731685676033367</text:p>
          </table:table-cell>
          <table:table-cell office:value-type="float" office:value="0.5693482789513618">
            <text:p>0.5693482789513618</text:p>
          </table:table-cell>
          <table:table-cell office:value-type="float" office:value="0.6331245353110418">
            <text:p>0.6331245353110418</text:p>
          </table:table-cell>
          <table:table-cell office:value-type="float" office:value="0.6802599332809112">
            <text:p>0.6802599332809112</text:p>
          </table:table-cell>
          <table:table-cell office:value-type="float" office:value="0.6847780202447512">
            <text:p>0.6847780202447512</text:p>
          </table:table-cell>
          <table:table-cell office:value-type="float" office:value="0.6938920846504082">
            <text:p>0.6938920846504082</text:p>
          </table:table-cell>
          <table:table-cell office:value-type="float" office:value="0.7051843949507405">
            <text:p>0.7051843949507405</text:p>
          </table:table-cell>
          <table:table-cell office:value-type="float" office:value="0.7044013485124154">
            <text:p>0.7044013485124154</text:p>
          </table:table-cell>
          <table:table-cell office:value-type="float" office:value="0.6923334465050709">
            <text:p>0.6923334465050709</text:p>
          </table:table-cell>
          <table:table-cell office:value-type="float" office:value="0.6943199911921151">
            <text:p>0.6943199911921151</text:p>
          </table:table-cell>
          <table:table-cell office:value-type="float" office:value="0.7006049517474887">
            <text:p>0.7006049517474887</text:p>
          </table:table-cell>
          <table:table-cell office:value-type="float" office:value="0.7401157273303692">
            <text:p>0.7401157273303692</text:p>
          </table:table-cell>
          <table:table-cell office:value-type="float" office:value="0.7365982746749702">
            <text:p>0.7365982746749702</text:p>
          </table:table-cell>
          <table:table-cell office:value-type="float" office:value="0.7357988246053627">
            <text:p>0.7357988246053627</text:p>
          </table:table-cell>
          <table:table-cell office:value-type="float" office:value="0.7350948010262377">
            <text:p>0.7350948010262377</text:p>
          </table:table-cell>
          <table:table-cell office:value-type="float" office:value="0.7053273598407985">
            <text:p>0.7053273598407985</text:p>
          </table:table-cell>
          <table:table-cell office:value-type="float" office:value="0.8142250102770507">
            <text:p>0.8142250102770507</text:p>
          </table:table-cell>
          <table:table-cell office:value-type="float" office:value="0.7772995135060008">
            <text:p>0.777299513506000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72663354003589">
            <text:p>0.972663354003589</text:p>
          </table:table-cell>
          <table:table-cell office:value-type="float" office:value="0.9447800537606714">
            <text:p>0.9447800537606714</text:p>
          </table:table-cell>
          <table:table-cell office:value-type="float" office:value="0.8926583495603363">
            <text:p>0.8926583495603363</text:p>
          </table:table-cell>
          <table:table-cell office:value-type="float" office:value="0.8606438260359388">
            <text:p>0.8606438260359388</text:p>
          </table:table-cell>
          <table:table-cell office:value-type="float" office:value="0.8141108882999026">
            <text:p>0.8141108882999026</text:p>
          </table:table-cell>
          <table:table-cell office:value-type="float" office:value="0.8083791309828483">
            <text:p>0.8083791309828483</text:p>
          </table:table-cell>
          <table:table-cell office:value-type="float" office:value="0.8775199533904325">
            <text:p>0.8775199533904325</text:p>
          </table:table-cell>
          <table:table-cell office:value-type="float" office:value="0.8021448251385537">
            <text:p>0.8021448251385537</text:p>
          </table:table-cell>
          <table:table-cell office:value-type="float" office:value="0.8964329492867326">
            <text:p>0.8964329492867326</text:p>
          </table:table-cell>
          <table:table-cell office:value-type="float" office:value="0.9591979459406547">
            <text:p>0.9591979459406547</text:p>
          </table:table-cell>
          <table:table-cell office:value-type="float" office:value="0.9742375517609209">
            <text:p>0.9742375517609209</text:p>
          </table:table-cell>
          <table:table-cell office:value-type="float" office:value="0.9881634142413745">
            <text:p>0.9881634142413745</text:p>
          </table:table-cell>
          <table:table-cell office:value-type="float" office:value="1.0013005350022974">
            <text:p>1.0013005350022974</text:p>
          </table:table-cell>
          <table:table-cell office:value-type="float" office:value="0.9993682522576784">
            <text:p>0.9993682522576784</text:p>
          </table:table-cell>
          <table:table-cell office:value-type="float" office:value="0.983648915156244">
            <text:p>0.983648915156244</text:p>
          </table:table-cell>
          <table:table-cell office:value-type="float" office:value="0.9832027319107985">
            <text:p>0.9832027319107985</text:p>
          </table:table-cell>
          <table:table-cell office:value-type="float" office:value="0.9905255454681394">
            <text:p>0.9905255454681394</text:p>
          </table:table-cell>
          <table:table-cell office:value-type="float" office:value="1.0392547869970763">
            <text:p>1.0392547869970763</text:p>
          </table:table-cell>
          <table:table-cell office:value-type="float" office:value="1.0449603371798177">
            <text:p>1.0449603371798177</text:p>
          </table:table-cell>
          <table:table-cell office:value-type="float" office:value="1.044735068285168">
            <text:p>1.044735068285168</text:p>
          </table:table-cell>
          <table:table-cell office:value-type="float" office:value="1.0384949254884344">
            <text:p>1.0384949254884344</text:p>
          </table:table-cell>
          <table:table-cell office:value-type="float" office:value="0.9967022033778435">
            <text:p>0.9967022033778435</text:p>
          </table:table-cell>
          <table:table-cell office:value-type="float" office:value="1.0855754518720058">
            <text:p>1.0855754518720058</text:p>
          </table:table-cell>
          <table:table-cell office:value-type="float" office:value="1.0200675059908908">
            <text:p>1.020067505990890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893720192792362">
            <text:p>0.5893720192792362</text:p>
          </table:table-cell>
          <table:table-cell office:value-type="float" office:value="0.5732815538080083">
            <text:p>0.5732815538080083</text:p>
          </table:table-cell>
          <table:table-cell office:value-type="float" office:value="0.5210835996802251">
            <text:p>0.5210835996802251</text:p>
          </table:table-cell>
          <table:table-cell office:value-type="float" office:value="0.5016416247624835">
            <text:p>0.5016416247624835</text:p>
          </table:table-cell>
          <table:table-cell office:value-type="float" office:value="0.4616577360029269">
            <text:p>0.4616577360029269</text:p>
          </table:table-cell>
          <table:table-cell office:value-type="float" office:value="0.46499403091248526">
            <text:p>0.46499403091248526</text:p>
          </table:table-cell>
          <table:table-cell office:value-type="float" office:value="0.5182284000977739">
            <text:p>0.5182284000977739</text:p>
          </table:table-cell>
          <table:table-cell office:value-type="float" office:value="0.3928408590381985">
            <text:p>0.3928408590381985</text:p>
          </table:table-cell>
          <table:table-cell office:value-type="float" office:value="0.4334828758729092">
            <text:p>0.4334828758729092</text:p>
          </table:table-cell>
          <table:table-cell office:value-type="float" office:value="0.4687678397054017">
            <text:p>0.4687678397054017</text:p>
          </table:table-cell>
          <table:table-cell office:value-type="float" office:value="0.4653084623239483">
            <text:p>0.4653084623239483</text:p>
          </table:table-cell>
          <table:table-cell office:value-type="float" office:value="0.47077419913524887">
            <text:p>0.47077419913524887</text:p>
          </table:table-cell>
          <table:table-cell office:value-type="float" office:value="0.4806677655969777">
            <text:p>0.4806677655969777</text:p>
          </table:table-cell>
          <table:table-cell office:value-type="float" office:value="0.48075607545073085">
            <text:p>0.48075607545073085</text:p>
          </table:table-cell>
          <table:table-cell office:value-type="float" office:value="0.4714567084495698">
            <text:p>0.4714567084495698</text:p>
          </table:table-cell>
          <table:table-cell office:value-type="float" office:value="0.4752877587263546">
            <text:p>0.4752877587263546</text:p>
          </table:table-cell>
          <table:table-cell office:value-type="float" office:value="0.4807858143270552">
            <text:p>0.4807858143270552</text:p>
          </table:table-cell>
          <table:table-cell office:value-type="float" office:value="0.5133071063185921">
            <text:p>0.5133071063185921</text:p>
          </table:table-cell>
          <table:table-cell office:value-type="float" office:value="0.5027967301792574">
            <text:p>0.5027967301792574</text:p>
          </table:table-cell>
          <table:table-cell office:value-type="float" office:value="0.5015619332824957">
            <text:p>0.5015619332824957</text:p>
          </table:table-cell>
          <table:table-cell office:value-type="float" office:value="0.5050554209441399">
            <text:p>0.5050554209441399</text:p>
          </table:table-cell>
          <table:table-cell office:value-type="float" office:value="0.4844056034717341">
            <text:p>0.4844056034717341</text:p>
          </table:table-cell>
          <table:table-cell office:value-type="float" office:value="0.6084858482376321">
            <text:p>0.6084858482376321</text:p>
          </table:table-cell>
          <table:table-cell office:value-type="float" office:value="0.5932316968101702">
            <text:p>0.593231696810170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2871781795912">
            <text:p>0.6132871781795912</text:p>
          </table:table-cell>
          <table:table-cell office:value-type="float" office:value="0.5944179951205248">
            <text:p>0.5944179951205248</text:p>
          </table:table-cell>
          <table:table-cell office:value-type="float" office:value="0.5945399991905491">
            <text:p>0.5945399991905491</text:p>
          </table:table-cell>
          <table:table-cell office:value-type="float" office:value="0.5744232311893955">
            <text:p>0.5744232311893955</text:p>
          </table:table-cell>
          <table:table-cell office:value-type="float" office:value="0.5639443932854973">
            <text:p>0.5639443932854973</text:p>
          </table:table-cell>
          <table:table-cell office:value-type="float" office:value="0.5494350118885933">
            <text:p>0.5494350118885933</text:p>
          </table:table-cell>
          <table:table-cell office:value-type="float" office:value="0.5748862103054928">
            <text:p>0.5748862103054928</text:p>
          </table:table-cell>
          <table:table-cell office:value-type="float" office:value="0.6549088164696636">
            <text:p>0.6549088164696636</text:p>
          </table:table-cell>
          <table:table-cell office:value-type="float" office:value="0.7407455333321927">
            <text:p>0.7407455333321927</text:p>
          </table:table-cell>
          <table:table-cell office:value-type="float" office:value="0.7847150944950013">
            <text:p>0.7847150944950013</text:p>
          </table:table-cell>
          <table:table-cell office:value-type="float" office:value="0.8143144832083752">
            <text:p>0.8143144832083752</text:p>
          </table:table-cell>
          <table:table-cell office:value-type="float" office:value="0.827851148738293">
            <text:p>0.827851148738293</text:p>
          </table:table-cell>
          <table:table-cell office:value-type="float" office:value="0.8330410136875109">
            <text:p>0.8330410136875109</text:p>
          </table:table-cell>
          <table:table-cell office:value-type="float" office:value="0.8298079545999718">
            <text:p>0.8298079545999718</text:p>
          </table:table-cell>
          <table:table-cell office:value-type="float" office:value="0.819535649984411">
            <text:p>0.819535649984411</text:p>
          </table:table-cell>
          <table:table-cell office:value-type="float" office:value="0.8126918415295409">
            <text:p>0.8126918415295409</text:p>
          </table:table-cell>
          <table:table-cell office:value-type="float" office:value="0.8156115544390288">
            <text:p>0.8156115544390288</text:p>
          </table:table-cell>
          <table:table-cell office:value-type="float" office:value="0.8415451635121809">
            <text:p>0.8415451635121809</text:p>
          </table:table-cell>
          <table:table-cell office:value-type="float" office:value="0.8674915358787437">
            <text:p>0.8674915358787437</text:p>
          </table:table-cell>
          <table:table-cell office:value-type="float" office:value="0.8691068361050163">
            <text:p>0.8691068361050163</text:p>
          </table:table-cell>
          <table:table-cell office:value-type="float" office:value="0.8535324929971712">
            <text:p>0.8535324929971712</text:p>
          </table:table-cell>
          <table:table-cell office:value-type="float" office:value="0.8197026848346731">
            <text:p>0.8197026848346731</text:p>
          </table:table-cell>
          <table:table-cell office:value-type="float" office:value="0.7633695579425624">
            <text:p>0.7633695579425624</text:p>
          </table:table-cell>
          <table:table-cell office:value-type="float" office:value="0.6829607278930628">
            <text:p>0.682960727893062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5111252550345606">
            <text:p>0.5111252550345606</text:p>
          </table:table-cell>
          <table:table-cell office:value-type="float" office:value="0.49539931725776526">
            <text:p>0.49539931725776526</text:p>
          </table:table-cell>
          <table:table-cell office:value-type="float" office:value="0.4955009977813843">
            <text:p>0.4955009977813843</text:p>
          </table:table-cell>
          <table:table-cell office:value-type="float" office:value="0.4787352988708323">
            <text:p>0.4787352988708323</text:p>
          </table:table-cell>
          <table:table-cell office:value-type="float" office:value="0.47000203509709204">
            <text:p>0.47000203509709204</text:p>
          </table:table-cell>
          <table:table-cell office:value-type="float" office:value="0.4579096393471919">
            <text:p>0.4579096393471919</text:p>
          </table:table-cell>
          <table:table-cell office:value-type="float" office:value="0.47912115451434">
            <text:p>0.47912115451434</text:p>
          </table:table-cell>
          <table:table-cell office:value-type="float" office:value="0.5458135238307797">
            <text:p>0.5458135238307797</text:p>
          </table:table-cell>
          <table:table-cell office:value-type="float" office:value="0.6173514841186802">
            <text:p>0.6173514841186802</text:p>
          </table:table-cell>
          <table:table-cell office:value-type="float" office:value="0.6539965567089924">
            <text:p>0.6539965567089924</text:p>
          </table:table-cell>
          <table:table-cell office:value-type="float" office:value="0.6786652529466956">
            <text:p>0.6786652529466956</text:p>
          </table:table-cell>
          <table:table-cell office:value-type="float" office:value="0.6899469687031445">
            <text:p>0.6899469687031445</text:p>
          </table:table-cell>
          <table:table-cell office:value-type="float" office:value="0.6942723013370966">
            <text:p>0.6942723013370966</text:p>
          </table:table-cell>
          <table:table-cell office:value-type="float" office:value="0.6915778081054489">
            <text:p>0.6915778081054489</text:p>
          </table:table-cell>
          <table:table-cell office:value-type="float" office:value="0.6830166731213354">
            <text:p>0.6830166731213354</text:p>
          </table:table-cell>
          <table:table-cell office:value-type="float" office:value="0.6773129123606976">
            <text:p>0.6773129123606976</text:p>
          </table:table-cell>
          <table:table-cell office:value-type="float" office:value="0.6797462568990903">
            <text:p>0.6797462568990903</text:p>
          </table:table-cell>
          <table:table-cell office:value-type="float" office:value="0.7013598223266743">
            <text:p>0.7013598223266743</text:p>
          </table:table-cell>
          <table:table-cell office:value-type="float" office:value="0.7229840249269069">
            <text:p>0.7229840249269069</text:p>
          </table:table-cell>
          <table:table-cell office:value-type="float" office:value="0.7243302470060339">
            <text:p>0.7243302470060339</text:p>
          </table:table-cell>
          <table:table-cell office:value-type="float" office:value="0.711350291813391">
            <text:p>0.711350291813391</text:p>
          </table:table-cell>
          <table:table-cell office:value-type="float" office:value="0.6831558831578032">
            <text:p>0.6831558831578032</text:p>
          </table:table-cell>
          <table:table-cell office:value-type="float" office:value="0.6362067786043866">
            <text:p>0.6362067786043866</text:p>
          </table:table-cell>
          <table:table-cell office:value-type="float" office:value="0.569192522920656">
            <text:p>0.56919252292065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772870720707194">
            <text:p>0.12772870720707194</text:p>
          </table:table-cell>
          <table:table-cell office:value-type="float" office:value="0.12379884132378077">
            <text:p>0.12379884132378077</text:p>
          </table:table-cell>
          <table:table-cell office:value-type="float" office:value="0.12382425098941945">
            <text:p>0.12382425098941945</text:p>
          </table:table-cell>
          <table:table-cell office:value-type="float" office:value="0.11963455183803821">
            <text:p>0.11963455183803821</text:p>
          </table:table-cell>
          <table:table-cell office:value-type="float" office:value="0.11745213474842947">
            <text:p>0.11745213474842947</text:p>
          </table:table-cell>
          <table:table-cell office:value-type="float" office:value="0.11443028039676667">
            <text:p>0.11443028039676667</text:p>
          </table:table-cell>
          <table:table-cell office:value-type="float" office:value="0.11973097603548946">
            <text:p>0.11973097603548946</text:p>
          </table:table-cell>
          <table:table-cell office:value-type="float" office:value="0.13639720418496665">
            <text:p>0.13639720418496665</text:p>
          </table:table-cell>
          <table:table-cell office:value-type="float" office:value="0.15427433135448268">
            <text:p>0.15427433135448268</text:p>
          </table:table-cell>
          <table:table-cell office:value-type="float" office:value="0.16343182788075686">
            <text:p>0.16343182788075686</text:p>
          </table:table-cell>
          <table:table-cell office:value-type="float" office:value="0.16959646296362446">
            <text:p>0.16959646296362446</text:p>
          </table:table-cell>
          <table:table-cell office:value-type="float" office:value="0.17241573075455285">
            <text:p>0.17241573075455285</text:p>
          </table:table-cell>
          <table:table-cell office:value-type="float" office:value="0.1734966187367711">
            <text:p>0.1734966187367711</text:p>
          </table:table-cell>
          <table:table-cell office:value-type="float" office:value="0.17282327275422282">
            <text:p>0.17282327275422282</text:p>
          </table:table-cell>
          <table:table-cell office:value-type="float" office:value="0.1706838701460068">
            <text:p>0.1706838701460068</text:p>
          </table:table-cell>
          <table:table-cell office:value-type="float" office:value="0.16925851700409372">
            <text:p>0.16925851700409372</text:p>
          </table:table-cell>
          <table:table-cell office:value-type="float" office:value="0.16986660269153883">
            <text:p>0.16986660269153883</text:p>
          </table:table-cell>
          <table:table-cell office:value-type="float" office:value="0.17526776951514622">
            <text:p>0.17526776951514622</text:p>
          </table:table-cell>
          <table:table-cell office:value-type="float" office:value="0.1806715945371064">
            <text:p>0.1806715945371064</text:p>
          </table:table-cell>
          <table:table-cell office:value-type="float" office:value="0.1810080114996552">
            <text:p>0.1810080114996552</text:p>
          </table:table-cell>
          <table:table-cell office:value-type="float" office:value="0.1777643586375993">
            <text:p>0.1777643586375993</text:p>
          </table:table-cell>
          <table:table-cell office:value-type="float" office:value="0.1707186583272075">
            <text:p>0.1707186583272075</text:p>
          </table:table-cell>
          <table:table-cell office:value-type="float" office:value="0.1589862143321788">
            <text:p>0.1589862143321788</text:p>
          </table:table-cell>
          <table:table-cell office:value-type="float" office:value="0.14223954772039418">
            <text:p>0.1422395477203941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.1635199230922448">
            <text:p>1.1635199230922448</text:p>
          </table:table-cell>
          <table:table-cell office:value-type="float" office:value="1.1297644838770953">
            <text:p>1.1297644838770953</text:p>
          </table:table-cell>
          <table:table-cell office:value-type="float" office:value="1.0776807476614956">
            <text:p>1.0776807476614956</text:p>
          </table:table-cell>
          <table:table-cell office:value-type="float" office:value="1.039405833477619">
            <text:p>1.039405833477619</text:p>
          </table:table-cell>
          <table:table-cell office:value-type="float" office:value="0.9896118540607344">
            <text:p>0.9896118540607344</text:p>
          </table:table-cell>
          <table:table-cell office:value-type="float" office:value="0.9793647394175549">
            <text:p>0.9793647394175549</text:p>
          </table:table-cell>
          <table:table-cell office:value-type="float" office:value="1.056426041140332">
            <text:p>1.056426041140332</text:p>
          </table:table-cell>
          <table:table-cell office:value-type="float" office:value="1.0059541565978036">
            <text:p>1.0059541565978036</text:p>
          </table:table-cell>
          <table:table-cell office:value-type="float" office:value="1.1269548908658351">
            <text:p>1.1269548908658351</text:p>
          </table:table-cell>
          <table:table-cell office:value-type="float" office:value="1.2034033296109121">
            <text:p>1.2034033296109121</text:p>
          </table:table-cell>
          <table:table-cell office:value-type="float" office:value="1.227654342383668">
            <text:p>1.227654342383668</text:p>
          </table:table-cell>
          <table:table-cell office:value-type="float" office:value="1.2457928504759368">
            <text:p>1.2457928504759368</text:p>
          </table:table-cell>
          <table:table-cell office:value-type="float" office:value="1.2605450707424144">
            <text:p>1.2605450707424144</text:p>
          </table:table-cell>
          <table:table-cell office:value-type="float" office:value="1.2576066515790614">
            <text:p>1.2576066515790614</text:p>
          </table:table-cell>
          <table:table-cell office:value-type="float" office:value="1.2386905464946782">
            <text:p>1.2386905464946782</text:p>
          </table:table-cell>
          <table:table-cell office:value-type="float" office:value="1.2361145522118084">
            <text:p>1.2361145522118084</text:p>
          </table:table-cell>
          <table:table-cell office:value-type="float" office:value="1.2443459880401746">
            <text:p>1.2443459880401746</text:p>
          </table:table-cell>
          <table:table-cell office:value-type="float" office:value="1.3011458363384882">
            <text:p>1.3011458363384882</text:p>
          </table:table-cell>
          <table:table-cell office:value-type="float" office:value="1.3149259652607987">
            <text:p>1.3149259652607987</text:p>
          </table:table-cell>
          <table:table-cell office:value-type="float" office:value="1.3152033820087063">
            <text:p>1.3152033820087063</text:p>
          </table:table-cell>
          <table:table-cell office:value-type="float" office:value="1.3041164630243525">
            <text:p>1.3041164630243525</text:p>
          </table:table-cell>
          <table:table-cell office:value-type="float" office:value="1.251795816397248">
            <text:p>1.251795816397248</text:p>
          </table:table-cell>
          <table:table-cell office:value-type="float" office:value="1.323138048905425">
            <text:p>1.323138048905425</text:p>
          </table:table-cell>
          <table:table-cell office:value-type="float" office:value="1.23260666543471">
            <text:p>1.232606665434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7206045433782824">
            <text:p>0.7206045433782824</text:p>
          </table:table-cell>
          <table:table-cell office:value-type="float" office:value="0.6984334960680174">
            <text:p>0.6984334960680174</text:p>
          </table:table-cell>
          <table:table-cell office:value-type="float" office:value="0.6985768492805065">
            <text:p>0.6985768492805065</text:p>
          </table:table-cell>
          <table:table-cell office:value-type="float" office:value="0.6749399057155888">
            <text:p>0.6749399057155888</text:p>
          </table:table-cell>
          <table:table-cell office:value-type="float" office:value="0.6626274060065837">
            <text:p>0.6626274060065837</text:p>
          </table:table-cell>
          <table:table-cell office:value-type="float" office:value="0.6455790695530933">
            <text:p>0.6455790695530933</text:p>
          </table:table-cell>
          <table:table-cell office:value-type="float" office:value="0.6754839002199889">
            <text:p>0.6754839002199889</text:p>
          </table:table-cell>
          <table:table-cell office:value-type="float" office:value="0.769509432835944">
            <text:p>0.769509432835944</text:p>
          </table:table-cell>
          <table:table-cell office:value-type="float" office:value="0.8703664707140472">
            <text:p>0.8703664707140472</text:p>
          </table:table-cell>
          <table:table-cell office:value-type="float" office:value="0.9220301393371533">
            <text:p>0.9220301393371533</text:p>
          </table:table-cell>
          <table:table-cell office:value-type="float" office:value="0.9568090402288837">
            <text:p>0.9568090402288837</text:p>
          </table:table-cell>
          <table:table-cell office:value-type="float" office:value="0.9727144480543117">
            <text:p>0.9727144480543117</text:p>
          </table:table-cell>
          <table:table-cell office:value-type="float" office:value="0.9788124725932003">
            <text:p>0.9788124725932003</text:p>
          </table:table-cell>
          <table:table-cell office:value-type="float" office:value="0.9750136697641453">
            <text:p>0.9750136697641453</text:p>
          </table:table-cell>
          <table:table-cell office:value-type="float" office:value="0.9629438440115332">
            <text:p>0.9629438440115332</text:p>
          </table:table-cell>
          <table:table-cell office:value-type="float" office:value="0.9549024571342987">
            <text:p>0.9549024571342987</text:p>
          </table:table-cell>
          <table:table-cell office:value-type="float" office:value="0.9583330822358731">
            <text:p>0.9583330822358731</text:p>
          </table:table-cell>
          <table:table-cell office:value-type="float" office:value="0.9888047392168333">
            <text:p>0.9888047392168333</text:p>
          </table:table-cell>
          <table:table-cell office:value-type="float" office:value="1.0192913929033312">
            <text:p>1.0192913929033312</text:p>
          </table:table-cell>
          <table:table-cell office:value-type="float" office:value="1.0211893498856166">
            <text:p>1.0211893498856166</text:p>
          </table:table-cell>
          <table:table-cell office:value-type="float" office:value="1.002889697124315">
            <text:p>1.002889697124315</text:p>
          </table:table-cell>
          <table:table-cell office:value-type="float" office:value="0.9631401078114041">
            <text:p>0.9631401078114041</text:p>
          </table:table-cell>
          <table:table-cell office:value-type="float" office:value="0.8969494085346741">
            <text:p>0.8969494085346741</text:p>
          </table:table-cell>
          <table:table-cell office:value-type="float" office:value="0.8024700678228839">
            <text:p>0.802470067822883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097833612876156">
            <text:p>0.6097833612876156</text:p>
          </table:table-cell>
          <table:table-cell office:value-type="float" office:value="0.5930648941842953">
            <text:p>0.5930648941842953</text:p>
          </table:table-cell>
          <table:table-cell office:value-type="float" office:value="0.5408710005796868">
            <text:p>0.5408710005796868</text:p>
          </table:table-cell>
          <table:table-cell office:value-type="float" office:value="0.5207595020743284">
            <text:p>0.5207595020743284</text:p>
          </table:table-cell>
          <table:table-cell office:value-type="float" office:value="0.4804268580302702">
            <text:p>0.4804268580302702</text:p>
          </table:table-cell>
          <table:table-cell office:value-type="float" office:value="0.48328025364475335">
            <text:p>0.48328025364475335</text:p>
          </table:table-cell>
          <table:table-cell office:value-type="float" office:value="0.5373616862187653">
            <text:p>0.5373616862187653</text:p>
          </table:table-cell>
          <table:table-cell office:value-type="float" office:value="0.41463744685688253">
            <text:p>0.41463744685688253</text:p>
          </table:table-cell>
          <table:table-cell office:value-type="float" office:value="0.4581362698455371">
            <text:p>0.4581362698455371</text:p>
          </table:table-cell>
          <table:table-cell office:value-type="float" office:value="0.4948846227440066">
            <text:p>0.4948846227440066</text:p>
          </table:table-cell>
          <table:table-cell office:value-type="float" office:value="0.49241036826706364">
            <text:p>0.49241036826706364</text:p>
          </table:table-cell>
          <table:table-cell office:value-type="float" office:value="0.49832663057378546">
            <text:p>0.49832663057378546</text:p>
          </table:table-cell>
          <table:table-cell office:value-type="float" office:value="0.5083929254280608">
            <text:p>0.5083929254280608</text:p>
          </table:table-cell>
          <table:table-cell office:value-type="float" office:value="0.5083736330407806">
            <text:p>0.5083736330407806</text:p>
          </table:table-cell>
          <table:table-cell office:value-type="float" office:value="0.498732384568454">
            <text:p>0.498732384568454</text:p>
          </table:table-cell>
          <table:table-cell office:value-type="float" office:value="0.502335660125691">
            <text:p>0.502335660125691</text:p>
          </table:table-cell>
          <table:table-cell office:value-type="float" office:value="0.5079308892217489">
            <text:p>0.5079308892217489</text:p>
          </table:table-cell>
          <table:table-cell office:value-type="float" office:value="0.5413153001290868">
            <text:p>0.5413153001290868</text:p>
          </table:table-cell>
          <table:table-cell office:value-type="float" office:value="0.5316684676917768">
            <text:p>0.5316684676917768</text:p>
          </table:table-cell>
          <table:table-cell office:value-type="float" office:value="0.5304874310015524">
            <text:p>0.5304874310015524</text:p>
          </table:table-cell>
          <table:table-cell office:value-type="float" office:value="0.5334625754545959">
            <text:p>0.5334625754545959</text:p>
          </table:table-cell>
          <table:table-cell office:value-type="float" office:value="0.5116868388222109">
            <text:p>0.5116868388222109</text:p>
          </table:table-cell>
          <table:table-cell office:value-type="float" office:value="0.6338922119777008">
            <text:p>0.6338922119777008</text:p>
          </table:table-cell>
          <table:table-cell office:value-type="float" office:value="0.6159619046007447">
            <text:p>0.61596190460074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555626275172803">
            <text:p>0.2555626275172803</text:p>
          </table:table-cell>
          <table:table-cell office:value-type="float" office:value="0.24769965862888166">
            <text:p>0.24769965862888166</text:p>
          </table:table-cell>
          <table:table-cell office:value-type="float" office:value="0.24775049889069214">
            <text:p>0.24775049889069214</text:p>
          </table:table-cell>
          <table:table-cell office:value-type="float" office:value="0.2393676494354152">
            <text:p>0.2393676494354152</text:p>
          </table:table-cell>
          <table:table-cell office:value-type="float" office:value="0.23500101754854602">
            <text:p>0.23500101754854602</text:p>
          </table:table-cell>
          <table:table-cell office:value-type="float" office:value="0.2289548196735969">
            <text:p>0.2289548196735969</text:p>
          </table:table-cell>
          <table:table-cell office:value-type="float" office:value="0.23956057725716906">
            <text:p>0.23956057725716906</text:p>
          </table:table-cell>
          <table:table-cell office:value-type="float" office:value="0.2729067619153908">
            <text:p>0.2729067619153908</text:p>
          </table:table-cell>
          <table:table-cell office:value-type="float" office:value="0.3086757420593392">
            <text:p>0.3086757420593392</text:p>
          </table:table-cell>
          <table:table-cell office:value-type="float" office:value="0.3269982783544962">
            <text:p>0.3269982783544962</text:p>
          </table:table-cell>
          <table:table-cell office:value-type="float" office:value="0.33933262647334683">
            <text:p>0.33933262647334683</text:p>
          </table:table-cell>
          <table:table-cell office:value-type="float" office:value="0.34497348435157227">
            <text:p>0.34497348435157227</text:p>
          </table:table-cell>
          <table:table-cell office:value-type="float" office:value="0.3471361506685473">
            <text:p>0.3471361506685473</text:p>
          </table:table-cell>
          <table:table-cell office:value-type="float" office:value="0.34578890405272444">
            <text:p>0.34578890405272444</text:p>
          </table:table-cell>
          <table:table-cell office:value-type="float" office:value="0.3415083365606677">
            <text:p>0.3415083365606677</text:p>
          </table:table-cell>
          <table:table-cell office:value-type="float" office:value="0.3386564561803498">
            <text:p>0.3386564561803498</text:p>
          </table:table-cell>
          <table:table-cell office:value-type="float" office:value="0.33987312844954615">
            <text:p>0.33987312844954615</text:p>
          </table:table-cell>
          <table:table-cell office:value-type="float" office:value="0.35067991116333713">
            <text:p>0.35067991116333713</text:p>
          </table:table-cell>
          <table:table-cell office:value-type="float" office:value="0.36149201246345347">
            <text:p>0.36149201246345347</text:p>
          </table:table-cell>
          <table:table-cell office:value-type="float" office:value="0.36216512350301694">
            <text:p>0.36216512350301694</text:p>
          </table:table-cell>
          <table:table-cell office:value-type="float" office:value="0.35567514590669647">
            <text:p>0.35567514590669647</text:p>
          </table:table-cell>
          <table:table-cell office:value-type="float" office:value="0.3415779415789016">
            <text:p>0.3415779415789016</text:p>
          </table:table-cell>
          <table:table-cell office:value-type="float" office:value="0.3181033893021933">
            <text:p>0.3181033893021933</text:p>
          </table:table-cell>
          <table:table-cell office:value-type="float" office:value="0.28459626146032707">
            <text:p>0.2845962614603270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4806542949771979">
            <text:p>0.24806542949771979</text:p>
          </table:table-cell>
          <table:table-cell office:value-type="float" office:value="0.24110465647735535">
            <text:p>0.24110465647735535</text:p>
          </table:table-cell>
          <table:table-cell office:value-type="float" office:value="0.2239574377077167">
            <text:p>0.2239574377077167</text:p>
          </table:table-cell>
          <table:table-cell office:value-type="float" office:value="0.21578446115767583">
            <text:p>0.21578446115767583</text:p>
          </table:table-cell>
          <table:table-cell office:value-type="float" office:value="0.20171298364768517">
            <text:p>0.20171298364768517</text:p>
          </table:table-cell>
          <table:table-cell office:value-type="float" office:value="0.20152424001583974">
            <text:p>0.20152424001583974</text:p>
          </table:table-cell>
          <table:table-cell office:value-type="float" office:value="0.2212777285057989">
            <text:p>0.2212777285057989</text:p>
          </table:table-cell>
          <table:table-cell office:value-type="float" office:value="0.187150886060502">
            <text:p>0.187150886060502</text:p>
          </table:table-cell>
          <table:table-cell office:value-type="float" office:value="0.20811482558328281">
            <text:p>0.20811482558328281</text:p>
          </table:table-cell>
          <table:table-cell office:value-type="float" office:value="0.22360873646525248">
            <text:p>0.22360873646525248</text:p>
          </table:table-cell>
          <table:table-cell office:value-type="float" office:value="0.22509388011078735">
            <text:p>0.22509388011078735</text:p>
          </table:table-cell>
          <table:table-cell office:value-type="float" office:value="0.22808977083741494">
            <text:p>0.22808977083741494</text:p>
          </table:table-cell>
          <table:table-cell office:value-type="float" office:value="0.23180167435325466">
            <text:p>0.23180167435325466</text:p>
          </table:table-cell>
          <table:table-cell office:value-type="float" office:value="0.23154427859010554">
            <text:p>0.23154427859010554</text:p>
          </table:table-cell>
          <table:table-cell office:value-type="float" office:value="0.22757742976125525">
            <text:p>0.22757742976125525</text:p>
          </table:table-cell>
          <table:table-cell office:value-type="float" office:value="0.2282304283073534">
            <text:p>0.2282304283073534</text:p>
          </table:table-cell>
          <table:table-cell office:value-type="float" office:value="0.23029636225372627">
            <text:p>0.23029636225372627</text:p>
          </table:table-cell>
          <table:table-cell office:value-type="float" office:value="0.2432839779762019">
            <text:p>0.2432839779762019</text:p>
          </table:table-cell>
          <table:table-cell office:value-type="float" office:value="0.2421277535605473">
            <text:p>0.2421277535605473</text:p>
          </table:table-cell>
          <table:table-cell office:value-type="float" office:value="0.2418649657478516">
            <text:p>0.2418649657478516</text:p>
          </table:table-cell>
          <table:table-cell office:value-type="float" office:value="0.24163354564611092">
            <text:p>0.24163354564611092</text:p>
          </table:table-cell>
          <table:table-cell office:value-type="float" office:value="0.23184866844604424">
            <text:p>0.23184866844604424</text:p>
          </table:table-cell>
          <table:table-cell office:value-type="float" office:value="0.26764449416907626">
            <text:p>0.26764449416907626</text:p>
          </table:table-cell>
          <table:table-cell office:value-type="float" office:value="0.2555066873214745">
            <text:p>0.255506687321474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1971198625689934">
            <text:p>0.31971198625689934</text:p>
          </table:table-cell>
          <table:table-cell office:value-type="float" office:value="0.3105468159362887">
            <text:p>0.3105468159362887</text:p>
          </table:table-cell>
          <table:table-cell office:value-type="float" office:value="0.2934145434923915">
            <text:p>0.2934145434923915</text:p>
          </table:table-cell>
          <table:table-cell office:value-type="float" office:value="0.2828914505199624">
            <text:p>0.2828914505199624</text:p>
          </table:table-cell>
          <table:table-cell office:value-type="float" office:value="0.26759619148843883">
            <text:p>0.26759619148843883</text:p>
          </table:table-cell>
          <table:table-cell office:value-type="float" office:value="0.2657121773441462">
            <text:p>0.2657121773441462</text:p>
          </table:table-cell>
          <table:table-cell office:value-type="float" office:value="0.2884385909304873">
            <text:p>0.2884385909304873</text:p>
          </table:table-cell>
          <table:table-cell office:value-type="float" office:value="0.26366297676903655">
            <text:p>0.26366297676903655</text:p>
          </table:table-cell>
          <table:table-cell office:value-type="float" office:value="0.2946552448829419">
            <text:p>0.2946552448829419</text:p>
          </table:table-cell>
          <table:table-cell office:value-type="float" office:value="0.31528594065762705">
            <text:p>0.31528594065762705</text:p>
          </table:table-cell>
          <table:table-cell office:value-type="float" office:value="0.32022942108127755">
            <text:p>0.32022942108127755</text:p>
          </table:table-cell>
          <table:table-cell office:value-type="float" office:value="0.32480681688388463">
            <text:p>0.32480681688388463</text:p>
          </table:table-cell>
          <table:table-cell office:value-type="float" office:value="0.3291249552766644">
            <text:p>0.3291249552766644</text:p>
          </table:table-cell>
          <table:table-cell office:value-type="float" office:value="0.32848981882194866">
            <text:p>0.32848981882194866</text:p>
          </table:table-cell>
          <table:table-cell office:value-type="float" office:value="0.3233229124440602">
            <text:p>0.3233229124440602</text:p>
          </table:table-cell>
          <table:table-cell office:value-type="float" office:value="0.32317625313891596">
            <text:p>0.32317625313891596</text:p>
          </table:table-cell>
          <table:table-cell office:value-type="float" office:value="0.32558324344832806">
            <text:p>0.32558324344832806</text:p>
          </table:table-cell>
          <table:table-cell office:value-type="float" office:value="0.34160042198587975">
            <text:p>0.34160042198587975</text:p>
          </table:table-cell>
          <table:table-cell office:value-type="float" office:value="0.34347582191135506">
            <text:p>0.34347582191135506</text:p>
          </table:table-cell>
          <table:table-cell office:value-type="float" office:value="0.34340177659500437">
            <text:p>0.34340177659500437</text:p>
          </table:table-cell>
          <table:table-cell office:value-type="float" office:value="0.3413506574283799">
            <text:p>0.3413506574283799</text:p>
          </table:table-cell>
          <table:table-cell office:value-type="float" office:value="0.3276134952930315">
            <text:p>0.3276134952930315</text:p>
          </table:table-cell>
          <table:table-cell office:value-type="float" office:value="0.3568259074644326">
            <text:p>0.3568259074644326</text:p>
          </table:table-cell>
          <table:table-cell office:value-type="float" office:value="0.3352936112110031">
            <text:p>0.33529361121100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381123235825137">
            <text:p>0.19381123235825137</text:p>
          </table:table-cell>
          <table:table-cell office:value-type="float" office:value="0.18851998533568198">
            <text:p>0.18851998533568198</text:p>
          </table:table-cell>
          <table:table-cell office:value-type="float" office:value="0.17135502078840528">
            <text:p>0.17135502078840528</text:p>
          </table:table-cell>
          <table:table-cell office:value-type="float" office:value="0.16496165124416767">
            <text:p>0.16496165124416767</text:p>
          </table:table-cell>
          <table:table-cell office:value-type="float" office:value="0.15181320425063374">
            <text:p>0.15181320425063374</text:p>
          </table:table-cell>
          <table:table-cell office:value-type="float" office:value="0.15291032356879045">
            <text:p>0.15291032356879045</text:p>
          </table:table-cell>
          <table:table-cell office:value-type="float" office:value="0.17041610660245396">
            <text:p>0.17041610660245396</text:p>
          </table:table-cell>
          <table:table-cell office:value-type="float" office:value="0.1291832128440327">
            <text:p>0.1291832128440327</text:p>
          </table:table-cell>
          <table:table-cell office:value-type="float" office:value="0.14254808106070377">
            <text:p>0.14254808106070377</text:p>
          </table:table-cell>
          <table:table-cell office:value-type="float" office:value="0.15415131653912834">
            <text:p>0.15415131653912834</text:p>
          </table:table-cell>
          <table:table-cell office:value-type="float" office:value="0.15301372233451777">
            <text:p>0.15301372233451777</text:p>
          </table:table-cell>
          <table:table-cell office:value-type="float" office:value="0.15481109505071763">
            <text:p>0.15481109505071763</text:p>
          </table:table-cell>
          <table:table-cell office:value-type="float" office:value="0.158064531328047">
            <text:p>0.158064531328047</text:p>
          </table:table-cell>
          <table:table-cell office:value-type="float" office:value="0.15809357146063802">
            <text:p>0.15809357146063802</text:p>
          </table:table-cell>
          <table:table-cell office:value-type="float" office:value="0.15503553388896846">
            <text:p>0.15503553388896846</text:p>
          </table:table-cell>
          <table:table-cell office:value-type="float" office:value="0.15629535035646555">
            <text:p>0.15629535035646555</text:p>
          </table:table-cell>
          <table:table-cell office:value-type="float" office:value="0.1581033509005853">
            <text:p>0.1581033509005853</text:p>
          </table:table-cell>
          <table:table-cell office:value-type="float" office:value="0.16879777050752698">
            <text:p>0.16879777050752698</text:p>
          </table:table-cell>
          <table:table-cell office:value-type="float" office:value="0.1653415002987639">
            <text:p>0.1653415002987639</text:p>
          </table:table-cell>
          <table:table-cell office:value-type="float" office:value="0.16493544520886308">
            <text:p>0.16493544520886308</text:p>
          </table:table-cell>
          <table:table-cell office:value-type="float" office:value="0.16608425636172264">
            <text:p>0.16608425636172264</text:p>
          </table:table-cell>
          <table:table-cell office:value-type="float" office:value="0.15929369549119798">
            <text:p>0.15929369549119798</text:p>
          </table:table-cell>
          <table:table-cell office:value-type="float" office:value="0.20009669319509532">
            <text:p>0.20009669319509532</text:p>
          </table:table-cell>
          <table:table-cell office:value-type="float" office:value="0.19508046271582782">
            <text:p>0.195080462715827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58830560852595">
            <text:p>0.20158830560852595</text:p>
          </table:table-cell>
          <table:table-cell office:value-type="float" office:value="0.19538598021117187">
            <text:p>0.19538598021117187</text:p>
          </table:table-cell>
          <table:table-cell office:value-type="float" office:value="0.19542608311015439">
            <text:p>0.19542608311015439</text:p>
          </table:table-cell>
          <table:table-cell office:value-type="float" office:value="0.1888136748943009">
            <text:p>0.1888136748943009</text:p>
          </table:table-cell>
          <table:table-cell office:value-type="float" office:value="0.18536926703294138">
            <text:p>0.18536926703294138</text:p>
          </table:table-cell>
          <table:table-cell office:value-type="float" office:value="0.180600014201157">
            <text:p>0.180600014201157</text:p>
          </table:table-cell>
          <table:table-cell office:value-type="float" office:value="0.18896585674134903">
            <text:p>0.18896585674134903</text:p>
          </table:table-cell>
          <table:table-cell office:value-type="float" office:value="0.2152693930958787">
            <text:p>0.2152693930958787</text:p>
          </table:table-cell>
          <table:table-cell office:value-type="float" office:value="0.24348403531728832">
            <text:p>0.24348403531728832</text:p>
          </table:table-cell>
          <table:table-cell office:value-type="float" office:value="0.2579368881544729">
            <text:p>0.2579368881544729</text:p>
          </table:table-cell>
          <table:table-cell office:value-type="float" office:value="0.2676662463247973">
            <text:p>0.2676662463247973</text:p>
          </table:table-cell>
          <table:table-cell office:value-type="float" office:value="0.2721157661661647">
            <text:p>0.2721157661661647</text:p>
          </table:table-cell>
          <table:table-cell office:value-type="float" office:value="0.2738216816306859">
            <text:p>0.2738216816306859</text:p>
          </table:table-cell>
          <table:table-cell office:value-type="float" office:value="0.2727589708378017">
            <text:p>0.2727589708378017</text:p>
          </table:table-cell>
          <table:table-cell office:value-type="float" office:value="0.269382450741144">
            <text:p>0.269382450741144</text:p>
          </table:table-cell>
          <table:table-cell office:value-type="float" office:value="0.2671328818614855">
            <text:p>0.2671328818614855</text:p>
          </table:table-cell>
          <table:table-cell office:value-type="float" office:value="0.2680925953517197">
            <text:p>0.2680925953517197</text:p>
          </table:table-cell>
          <table:table-cell office:value-type="float" office:value="0.2766170069118776">
            <text:p>0.2766170069118776</text:p>
          </table:table-cell>
          <table:table-cell office:value-type="float" office:value="0.28514561378344006">
            <text:p>0.28514561378344006</text:p>
          </table:table-cell>
          <table:table-cell office:value-type="float" office:value="0.2856765651015973">
            <text:p>0.2856765651015973</text:p>
          </table:table-cell>
          <table:table-cell office:value-type="float" office:value="0.28055725794863345">
            <text:p>0.28055725794863345</text:p>
          </table:table-cell>
          <table:table-cell office:value-type="float" office:value="0.2694373553170757">
            <text:p>0.2694373553170757</text:p>
          </table:table-cell>
          <table:table-cell office:value-type="float" office:value="0.25092058209263096">
            <text:p>0.25092058209263096</text:p>
          </table:table-cell>
          <table:table-cell office:value-type="float" office:value="0.22449009343680087">
            <text:p>0.2244900934368008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6802532570814988">
            <text:p>0.16802532570814988</text:p>
          </table:table-cell>
          <table:table-cell office:value-type="float" office:value="0.16285564216975085">
            <text:p>0.16285564216975085</text:p>
          </table:table-cell>
          <table:table-cell office:value-type="float" office:value="0.1628890682290799">
            <text:p>0.1628890682290799</text:p>
          </table:table-cell>
          <table:table-cell office:value-type="float" office:value="0.15737757766503052">
            <text:p>0.15737757766503052</text:p>
          </table:table-cell>
          <table:table-cell office:value-type="float" office:value="0.15450663854468027">
            <text:p>0.15450663854468027</text:p>
          </table:table-cell>
          <table:table-cell office:value-type="float" office:value="0.15053143146098524">
            <text:p>0.15053143146098524</text:p>
          </table:table-cell>
          <table:table-cell office:value-type="float" office:value="0.15750442234652115">
            <text:p>0.15750442234652115</text:p>
          </table:table-cell>
          <table:table-cell office:value-type="float" office:value="0.1794286120950506">
            <text:p>0.1794286120950506</text:p>
          </table:table-cell>
          <table:table-cell office:value-type="float" office:value="0.20294572254786544">
            <text:p>0.20294572254786544</text:p>
          </table:table-cell>
          <table:table-cell office:value-type="float" office:value="0.2149922809930546">
            <text:p>0.2149922809930546</text:p>
          </table:table-cell>
          <table:table-cell office:value-type="float" office:value="0.22310177211936508">
            <text:p>0.22310177211936508</text:p>
          </table:table-cell>
          <table:table-cell office:value-type="float" office:value="0.22681047941929172">
            <text:p>0.22681047941929172</text:p>
          </table:table-cell>
          <table:table-cell office:value-type="float" office:value="0.22823237242390765">
            <text:p>0.22823237242390765</text:p>
          </table:table-cell>
          <table:table-cell office:value-type="float" office:value="0.22734659521292677">
            <text:p>0.22734659521292677</text:p>
          </table:table-cell>
          <table:table-cell office:value-type="float" office:value="0.22453224104050448">
            <text:p>0.22453224104050448</text:p>
          </table:table-cell>
          <table:table-cell office:value-type="float" office:value="0.22265720894195956">
            <text:p>0.22265720894195956</text:p>
          </table:table-cell>
          <table:table-cell office:value-type="float" office:value="0.22345713714858878">
            <text:p>0.22345713714858878</text:p>
          </table:table-cell>
          <table:table-cell office:value-type="float" office:value="0.23056229647091275">
            <text:p>0.23056229647091275</text:p>
          </table:table-cell>
          <table:table-cell office:value-type="float" office:value="0.23767095261594606">
            <text:p>0.23767095261594606</text:p>
          </table:table-cell>
          <table:table-cell office:value-type="float" office:value="0.23811350441923246">
            <text:p>0.23811350441923246</text:p>
          </table:table-cell>
          <table:table-cell office:value-type="float" office:value="0.23384652450102633">
            <text:p>0.23384652450102633</text:p>
          </table:table-cell>
          <table:table-cell office:value-type="float" office:value="0.2245780044057247">
            <text:p>0.2245780044057247</text:p>
          </table:table-cell>
          <table:table-cell office:value-type="float" office:value="0.20914413862313733">
            <text:p>0.20914413862313733</text:p>
          </table:table-cell>
          <table:table-cell office:value-type="float" office:value="0.18711413320384637">
            <text:p>0.1871141332038463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4198002815125355">
            <text:p>0.04198002815125355</text:p>
          </table:table-cell>
          <table:table-cell office:value-type="float" office:value="0.04068841654710744">
            <text:p>0.04068841654710744</text:p>
          </table:table-cell>
          <table:table-cell office:value-type="float" office:value="0.04069676782930667">
            <text:p>0.04069676782930667</text:p>
          </table:table-cell>
          <table:table-cell office:value-type="float" office:value="0.0393197579764227">
            <text:p>0.0393197579764227</text:p>
          </table:table-cell>
          <table:table-cell office:value-type="float" office:value="0.03860247262324825">
            <text:p>0.03860247262324825</text:p>
          </table:table-cell>
          <table:table-cell office:value-type="float" office:value="0.03760929314523052">
            <text:p>0.03760929314523052</text:p>
          </table:table-cell>
          <table:table-cell office:value-type="float" office:value="0.03935144929008266">
            <text:p>0.03935144929008266</text:p>
          </table:table-cell>
          <table:table-cell office:value-type="float" office:value="0.044829064637398455">
            <text:p>0.044829064637398455</text:p>
          </table:table-cell>
          <table:table-cell office:value-type="float" office:value="0.05070466079937282">
            <text:p>0.05070466079937282</text:p>
          </table:table-cell>
          <table:table-cell office:value-type="float" office:value="0.053714414600018134">
            <text:p>0.053714414600018134</text:p>
          </table:table-cell>
          <table:table-cell office:value-type="float" office:value="0.055740517893316494">
            <text:p>0.055740517893316494</text:p>
          </table:table-cell>
          <table:table-cell office:value-type="float" office:value="0.05666711414420638">
            <text:p>0.05666711414420638</text:p>
          </table:table-cell>
          <table:table-cell office:value-type="float" office:value="0.05702236480722554">
            <text:p>0.05702236480722554</text:p>
          </table:table-cell>
          <table:table-cell office:value-type="float" office:value="0.056801059167162285">
            <text:p>0.056801059167162285</text:p>
          </table:table-cell>
          <table:table-cell office:value-type="float" office:value="0.05609791119296279">
            <text:p>0.05609791119296279</text:p>
          </table:table-cell>
          <table:table-cell office:value-type="float" office:value="0.05562944669244932">
            <text:p>0.05562944669244932</text:p>
          </table:table-cell>
          <table:table-cell office:value-type="float" office:value="0.055829303520530456">
            <text:p>0.055829303520530456</text:p>
          </table:table-cell>
          <table:table-cell office:value-type="float" office:value="0.0576044810844673">
            <text:p>0.0576044810844673</text:p>
          </table:table-cell>
          <table:table-cell office:value-type="float" office:value="0.05938053230667674">
            <text:p>0.05938053230667674</text:p>
          </table:table-cell>
          <table:table-cell office:value-type="float" office:value="0.059491100978881675">
            <text:p>0.059491100978881675</text:p>
          </table:table-cell>
          <table:table-cell office:value-type="float" office:value="0.0584250239673823">
            <text:p>0.0584250239673823</text:p>
          </table:table-cell>
          <table:table-cell office:value-type="float" office:value="0.05610934487030962">
            <text:p>0.05610934487030962</text:p>
          </table:table-cell>
          <table:table-cell office:value-type="float" office:value="0.0522532944963257">
            <text:p>0.0522532944963257</text:p>
          </table:table-cell>
          <table:table-cell office:value-type="float" office:value="0.046749241796076875">
            <text:p>0.0467492417960768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824108534430924">
            <text:p>0.3824108534430924</text:p>
          </table:table-cell>
          <table:table-cell office:value-type="float" office:value="0.3713165472241627">
            <text:p>0.3713165472241627</text:p>
          </table:table-cell>
          <table:table-cell office:value-type="float" office:value="0.35419833066300693">
            <text:p>0.35419833066300693</text:p>
          </table:table-cell>
          <table:table-cell office:value-type="float" office:value="0.3416186211900317">
            <text:p>0.3416186211900317</text:p>
          </table:table-cell>
          <table:table-cell office:value-type="float" office:value="0.3252529726203617">
            <text:p>0.3252529726203617</text:p>
          </table:table-cell>
          <table:table-cell office:value-type="float" office:value="0.3218850819824319">
            <text:p>0.3218850819824319</text:p>
          </table:table-cell>
          <table:table-cell office:value-type="float" office:value="0.3472126054518396">
            <text:p>0.3472126054518396</text:p>
          </table:table-cell>
          <table:table-cell office:value-type="float" office:value="0.33062415169206694">
            <text:p>0.33062415169206694</text:p>
          </table:table-cell>
          <table:table-cell office:value-type="float" office:value="0.37039312611212144">
            <text:p>0.37039312611212144</text:p>
          </table:table-cell>
          <table:table-cell office:value-type="float" office:value="0.3955192216130922">
            <text:p>0.3955192216130922</text:p>
          </table:table-cell>
          <table:table-cell office:value-type="float" office:value="0.4034897344571175">
            <text:p>0.4034897344571175</text:p>
          </table:table-cell>
          <table:table-cell office:value-type="float" office:value="0.40945126740733623">
            <text:p>0.40945126740733623</text:p>
          </table:table-cell>
          <table:table-cell office:value-type="float" office:value="0.4142998385665576">
            <text:p>0.4142998385665576</text:p>
          </table:table-cell>
          <table:table-cell office:value-type="float" office:value="0.4133340765218091">
            <text:p>0.4133340765218091</text:p>
          </table:table-cell>
          <table:table-cell office:value-type="float" office:value="0.4071169729333162">
            <text:p>0.4071169729333162</text:p>
          </table:table-cell>
          <table:table-cell office:value-type="float" office:value="0.4062703280649095">
            <text:p>0.4062703280649095</text:p>
          </table:table-cell>
          <table:table-cell office:value-type="float" office:value="0.4089757311591867">
            <text:p>0.4089757311591867</text:p>
          </table:table-cell>
          <table:table-cell office:value-type="float" office:value="0.42764397914712743">
            <text:p>0.42764397914712743</text:p>
          </table:table-cell>
          <table:table-cell office:value-type="float" office:value="0.43217305575093173">
            <text:p>0.43217305575093173</text:p>
          </table:table-cell>
          <table:table-cell office:value-type="float" office:value="0.4322642335410344">
            <text:p>0.4322642335410344</text:p>
          </table:table-cell>
          <table:table-cell office:value-type="float" office:value="0.42862032674862244">
            <text:p>0.42862032674862244</text:p>
          </table:table-cell>
          <table:table-cell office:value-type="float" office:value="0.41142424550216583">
            <text:p>0.41142424550216583</text:p>
          </table:table-cell>
          <table:table-cell office:value-type="float" office:value="0.43487209841686386">
            <text:p>0.43487209841686386</text:p>
          </table:table-cell>
          <table:table-cell office:value-type="float" office:value="0.40511740068516416">
            <text:p>0.405117400685164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368346951590773">
            <text:p>0.2368346951590773</text:p>
          </table:table-cell>
          <table:table-cell office:value-type="float" office:value="0.22954793395373085">
            <text:p>0.22954793395373085</text:p>
          </table:table-cell>
          <table:table-cell office:value-type="float" office:value="0.22959504858087523">
            <text:p>0.22959504858087523</text:p>
          </table:table-cell>
          <table:table-cell office:value-type="float" office:value="0.22182650427300205">
            <text:p>0.22182650427300205</text:p>
          </table:table-cell>
          <table:table-cell office:value-type="float" office:value="0.21777986434819954">
            <text:p>0.21777986434819954</text:p>
          </table:table-cell>
          <table:table-cell office:value-type="float" office:value="0.2121767390223413">
            <text:p>0.2121767390223413</text:p>
          </table:table-cell>
          <table:table-cell office:value-type="float" office:value="0.22200529411522746">
            <text:p>0.22200529411522746</text:p>
          </table:table-cell>
          <table:table-cell office:value-type="float" office:value="0.25290783082402035">
            <text:p>0.25290783082402035</text:p>
          </table:table-cell>
          <table:table-cell office:value-type="float" office:value="0.28605561769270227">
            <text:p>0.28605561769270227</text:p>
          </table:table-cell>
          <table:table-cell office:value-type="float" office:value="0.3030354568036101">
            <text:p>0.3030354568036101</text:p>
          </table:table-cell>
          <table:table-cell office:value-type="float" office:value="0.3144659292678087">
            <text:p>0.3144659292678087</text:p>
          </table:table-cell>
          <table:table-cell office:value-type="float" office:value="0.319693418392502">
            <text:p>0.319693418392502</text:p>
          </table:table-cell>
          <table:table-cell office:value-type="float" office:value="0.3216976019575543">
            <text:p>0.3216976019575543</text:p>
          </table:table-cell>
          <table:table-cell office:value-type="float" office:value="0.32044908317113285">
            <text:p>0.32044908317113285</text:p>
          </table:table-cell>
          <table:table-cell office:value-type="float" office:value="0.31648220074024763">
            <text:p>0.31648220074024763</text:p>
          </table:table-cell>
          <table:table-cell office:value-type="float" office:value="0.3138393095355972">
            <text:p>0.3138393095355972</text:p>
          </table:table-cell>
          <table:table-cell office:value-type="float" office:value="0.31496682261833053">
            <text:p>0.31496682261833053</text:p>
          </table:table-cell>
          <table:table-cell office:value-type="float" office:value="0.32498167148154466">
            <text:p>0.32498167148154466</text:p>
          </table:table-cell>
          <table:table-cell office:value-type="float" office:value="0.3350014491787704">
            <text:p>0.3350014491787704</text:p>
          </table:table-cell>
          <table:table-cell office:value-type="float" office:value="0.3356252338432642">
            <text:p>0.3356252338432642</text:p>
          </table:table-cell>
          <table:table-cell office:value-type="float" office:value="0.32961084950019387">
            <text:p>0.32961084950019387</text:p>
          </table:table-cell>
          <table:table-cell office:value-type="float" office:value="0.3165467050202172">
            <text:p>0.3165467050202172</text:p>
          </table:table-cell>
          <table:table-cell office:value-type="float" office:value="0.2947923957674924">
            <text:p>0.2947923957674924</text:p>
          </table:table-cell>
          <table:table-cell office:value-type="float" office:value="0.2637407099823785">
            <text:p>0.263740709982378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037353193638788">
            <text:p>0.20037353193638788</text:p>
          </table:table-cell>
          <table:table-cell office:value-type="float" office:value="0.19487987875605053">
            <text:p>0.19487987875605053</text:p>
          </table:table-cell>
          <table:table-cell office:value-type="float" office:value="0.1777290749279765">
            <text:p>0.1777290749279765</text:p>
          </table:table-cell>
          <table:table-cell office:value-type="float" office:value="0.17112047875450453">
            <text:p>0.17112047875450453</text:p>
          </table:table-cell>
          <table:table-cell office:value-type="float" office:value="0.15786725662267045">
            <text:p>0.15786725662267045</text:p>
          </table:table-cell>
          <table:table-cell office:value-type="float" office:value="0.1588048764292823">
            <text:p>0.1588048764292823</text:p>
          </table:table-cell>
          <table:table-cell office:value-type="float" office:value="0.17657592159875446">
            <text:p>0.17657592159875446</text:p>
          </table:table-cell>
          <table:table-cell office:value-type="float" office:value="0.13624899427292259">
            <text:p>0.13624899427292259</text:p>
          </table:table-cell>
          <table:table-cell office:value-type="float" office:value="0.15054261615677936">
            <text:p>0.15054261615677936</text:p>
          </table:table-cell>
          <table:table-cell office:value-type="float" office:value="0.16261804774540542">
            <text:p>0.16261804774540542</text:p>
          </table:table-cell>
          <table:table-cell office:value-type="float" office:value="0.16180501292036964">
            <text:p>0.16180501292036964</text:p>
          </table:table-cell>
          <table:table-cell office:value-type="float" office:value="0.16374908428984192">
            <text:p>0.16374908428984192</text:p>
          </table:table-cell>
          <table:table-cell office:value-type="float" office:value="0.16705684763911546">
            <text:p>0.16705684763911546</text:p>
          </table:table-cell>
          <table:table-cell office:value-type="float" office:value="0.16705050820117034">
            <text:p>0.16705050820117034</text:p>
          </table:table-cell>
          <table:table-cell office:value-type="float" office:value="0.16388241420038163">
            <text:p>0.16388241420038163</text:p>
          </table:table-cell>
          <table:table-cell office:value-type="float" office:value="0.16506644298138815">
            <text:p>0.16506644298138815</text:p>
          </table:table-cell>
          <table:table-cell office:value-type="float" office:value="0.16690502351202624">
            <text:p>0.16690502351202624</text:p>
          </table:table-cell>
          <table:table-cell office:value-type="float" office:value="0.17787507082685214">
            <text:p>0.17787507082685214</text:p>
          </table:table-cell>
          <table:table-cell office:value-type="float" office:value="0.1747051419468967">
            <text:p>0.1747051419468967</text:p>
          </table:table-cell>
          <table:table-cell office:value-type="float" office:value="0.17431705577073828">
            <text:p>0.17431705577073828</text:p>
          </table:table-cell>
          <table:table-cell office:value-type="float" office:value="0.17529468199002177">
            <text:p>0.17529468199002177</text:p>
          </table:table-cell>
          <table:table-cell office:value-type="float" office:value="0.16813922066301187">
            <text:p>0.16813922066301187</text:p>
          </table:table-cell>
          <table:table-cell office:value-type="float" office:value="0.20829564964307387">
            <text:p>0.20829564964307387</text:p>
          </table:table-cell>
          <table:table-cell office:value-type="float" office:value="0.20240378829375882">
            <text:p>0.2024037882937588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839600563025069">
            <text:p>0.0839600563025069</text:p>
          </table:table-cell>
          <table:table-cell office:value-type="float" office:value="0.08137683309421506">
            <text:p>0.08137683309421506</text:p>
          </table:table-cell>
          <table:table-cell office:value-type="float" office:value="0.08139353565861353">
            <text:p>0.08139353565861353</text:p>
          </table:table-cell>
          <table:table-cell office:value-type="float" office:value="0.07863951595284559">
            <text:p>0.07863951595284559</text:p>
          </table:table-cell>
          <table:table-cell office:value-type="float" office:value="0.0772049452464965">
            <text:p>0.0772049452464965</text:p>
          </table:table-cell>
          <table:table-cell office:value-type="float" office:value="0.07521858629046103">
            <text:p>0.07521858629046103</text:p>
          </table:table-cell>
          <table:table-cell office:value-type="float" office:value="0.07870289858016533">
            <text:p>0.07870289858016533</text:p>
          </table:table-cell>
          <table:table-cell office:value-type="float" office:value="0.08965812927479691">
            <text:p>0.08965812927479691</text:p>
          </table:table-cell>
          <table:table-cell office:value-type="float" office:value="0.10140932159874583">
            <text:p>0.10140932159874583</text:p>
          </table:table-cell>
          <table:table-cell office:value-type="float" office:value="0.10742882920003627">
            <text:p>0.10742882920003627</text:p>
          </table:table-cell>
          <table:table-cell office:value-type="float" office:value="0.1114810357866328">
            <text:p>0.1114810357866328</text:p>
          </table:table-cell>
          <table:table-cell office:value-type="float" office:value="0.11333422828841294">
            <text:p>0.11333422828841294</text:p>
          </table:table-cell>
          <table:table-cell office:value-type="float" office:value="0.11404472961445089">
            <text:p>0.11404472961445089</text:p>
          </table:table-cell>
          <table:table-cell office:value-type="float" office:value="0.11360211833432438">
            <text:p>0.11360211833432438</text:p>
          </table:table-cell>
          <table:table-cell office:value-type="float" office:value="0.11219582238592539">
            <text:p>0.11219582238592539</text:p>
          </table:table-cell>
          <table:table-cell office:value-type="float" office:value="0.11125889338489844">
            <text:p>0.11125889338489844</text:p>
          </table:table-cell>
          <table:table-cell office:value-type="float" office:value="0.11165860704106091">
            <text:p>0.11165860704106091</text:p>
          </table:table-cell>
          <table:table-cell office:value-type="float" office:value="0.1152089621689346">
            <text:p>0.1152089621689346</text:p>
          </table:table-cell>
          <table:table-cell office:value-type="float" office:value="0.11876106461335348">
            <text:p>0.11876106461335348</text:p>
          </table:table-cell>
          <table:table-cell office:value-type="float" office:value="0.11898220195776354">
            <text:p>0.11898220195776354</text:p>
          </table:table-cell>
          <table:table-cell office:value-type="float" office:value="0.1168500479347646">
            <text:p>0.1168500479347646</text:p>
          </table:table-cell>
          <table:table-cell office:value-type="float" office:value="0.11221868974061906">
            <text:p>0.11221868974061906</text:p>
          </table:table-cell>
          <table:table-cell office:value-type="float" office:value="0.1045065889926514">
            <text:p>0.1045065889926514</text:p>
          </table:table-cell>
          <table:table-cell office:value-type="float" office:value="0.09349848359215375">
            <text:p>0.093498483592153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